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</office:automatic-styles>
  <office:body>
    <office:text text:use-soft-page-breaks="true">
      <text:p text:style-name="P1"/>
      <text:p text:style-name="Standard"/>
      <text:p text:style-name="P2">CREATION OF ACCOUNT TABLE</text:p>
      <text:p text:style-name="Standard"/>
      <text:p text:style-name="Standard">CREATE TABLE ACCOUNT(accno number(10) primary key,accname varchar(20) not<text:s/>null,balance number(10) not null);</text:p>
      <text:p text:style-name="Standard"/>
      <text:p text:style-name="P3">PART A</text:p>
      <text:p text:style-name="Standard"/>
      <text:p text:style-name="Standard">--&gt;PL/SQL CODE</text:p>
      <text:p text:style-name="Standard"/>
      <text:p text:style-name="Standard">set serveroutput on</text:p>
      <text:p text:style-name="Standard">accept x char prompt '1. Debit 2. Credit 3. Show balance Enter your choice: '</text:p>
      <text:p text:style-name="Standard">DECLARE</text:p>
      <text:p text:style-name="Standard">bal number(10);</text:p>
      <text:p text:style-name="Standard">minbal number(10):=500;</text:p>
      <text:p text:style-name="Standard">acnum number(10);</text:p>
      <text:p text:style-name="Standard">val number(10);</text:p>
      <text:p text:style-name="Standard">choice char(1);</text:p>
      <text:p text:style-name="Standard">BEGIN</text:p>
      <text:p text:style-name="Standard">choice:=&amp;x;</text:p>
      <text:p text:style-name="Standard">acnum:=&amp;acnum;</text:p>
      <text:p text:style-name="Standard">val:=&amp;val;</text:p>
      <text:p text:style-name="Standard">select balance into bal from account where acnum=accno;</text:p>
      <text:p text:style-name="Standard">CASE</text:p>
      <text:p text:style-name="Standard"><text:tab/>WHEN choice='1' THEN</text:p>
      <text:p text:style-name="Standard"><text:tab/><text:tab/>if ((bal-val)&gt;minbal) then</text:p>
      <text:p text:style-name="Standard"><text:tab/><text:tab/><text:tab/>bal:=bal-val;</text:p>
      <text:p text:style-name="Standard"><text:tab/><text:tab/><text:tab/>dbms_output.put_line('Rs. '||val||' is debited from account number '||acnum);</text:p>
      <text:p text:style-name="Standard"><text:tab/><text:tab/><text:tab/>dbms_output.put_line('Current account balance: '||bal);</text:p>
      <text:p text:style-name="Standard"><text:tab/><text:tab/><text:tab/>update account set balance=bal where acnum=accno;</text:p>
      <text:p text:style-name="Standard"><text:tab/><text:tab/><text:tab/>commit;</text:p>
      <text:p text:style-name="Standard"><text:tab/><text:tab/>else</text:p>
      <text:p text:style-name="Standard"><text:tab/><text:tab/><text:tab/>dbms_output.put_line('Minimum balance violated!');</text:p>
      <text:p text:style-name="Standard"><text:tab/><text:tab/>end if;</text:p>
      <text:p text:style-name="Standard"><text:tab/>WHEN choice='2' THEN</text:p>
      <text:p text:style-name="Standard"><text:tab/><text:tab/>bal:=bal+val;</text:p>
      <text:p text:style-name="Standard"><text:tab/><text:tab/>dbms_output.put_line('Rs. '||val||' credited into account successfully!');</text:p>
      <text:p text:style-name="Standard"><text:tab/><text:tab/>dbms_output.put_line('Current account balance: '||bal);</text:p>
      <text:p text:style-name="Standard"><text:tab/><text:tab/>update account set balance=bal where acnum=accno;</text:p>
      <text:p text:style-name="Standard"><text:tab/><text:tab/>commit;</text:p>
      <text:p text:style-name="Standard"><text:tab/>WHEN choice='3' THEN</text:p>
      <text:p text:style-name="Standard"><text:tab/><text:tab/>dbms_output.put_line('Account No '||acnum||' Balance: '||bal);</text:p>
      <text:p text:style-name="Standard">END CASE;</text:p>
      <text:p text:style-name="Standard">END;</text:p>
      <text:p text:style-name="Standard">/</text:p>
      <text:p text:style-name="Standard"/>
      <text:p text:style-name="Standard">--&gt;OUTPUT</text:p>
      <text:p text:style-name="Standard"/>
      <text:p text:style-name="Standard">SQL&gt;<text:s/>select * from account;</text:p>
      <text:p text:style-name="Standard"/>
      <text:p text:style-name="Standard">ACCNO<text:s/><text:tab/>ACCNAME<text:tab/><text:tab/>BALANCE</text:p>
      <text:soft-page-break/>
      <text:p text:style-name="Standard">----------<text:s/><text:tab/>--------------------<text:s/><text:tab/>----------</text:p>
      <text:p text:style-name="Standard">5684285671<text:s/><text:tab/>Suku<text:s/><text:tab/><text:tab/><text:s text:c="6"/><text:tab/>5000</text:p>
      <text:p text:style-name="Standard">5684283456<text:s/><text:tab/>Manu<text:s/><text:tab/><text:tab/><text:s text:c="5"/><text:tab/>10000</text:p>
      <text:p text:style-name="Standard">5684287823<text:s/><text:tab/>Dan<text:tab/><text:tab/><text:tab/>3000</text:p>
      <text:p text:style-name="Standard">5684280982<text:s/><text:tab/>Sam<text:tab/><text:tab/><text:tab/>600</text:p>
      <text:p text:style-name="Standard"/>
      <text:p text:style-name="Standard">SQL&gt; @/home/c126/Documents/Sameem/PLSQL/Pg1.sql</text:p>
      <text:p text:style-name="Standard">1. Debit 2. Credit 3. Show balance Enter your choice: 1</text:p>
      <text:p text:style-name="Standard">old <text:s text:c="2"/>8: choice:=&amp;x;</text:p>
      <text:p text:style-name="Standard">new <text:s text:c="2"/>8: choice:=1;</text:p>
      <text:p text:style-name="Standard">Enter value for acnum:<text:s/>5684285671</text:p>
      <text:p text:style-name="Standard">old <text:s text:c="2"/>9: acnum:=&amp;acnum;</text:p>
      <text:p text:style-name="Standard">new <text:s text:c="2"/>9: acnum:=5684285671;</text:p>
      <text:p text:style-name="Standard">Enter value for val: 500</text:p>
      <text:p text:style-name="Standard">old <text:s/>10: val:=&amp;val;</text:p>
      <text:p text:style-name="Standard">new <text:s/>10: val:=500;</text:p>
      <text:p text:style-name="Standard">Rs. 500 is debited from account number 5684285671</text:p>
      <text:p text:style-name="Standard">Current account balance: 4500</text:p>
      <text:p text:style-name="Standard"/>
      <text:p text:style-name="Standard">PL/SQL procedure successfully completed.</text:p>
      <text:p text:style-name="Standard"/>
      <text:p text:style-name="Standard">SQL&gt;<text:s/>@/home/c126/Documents/Sameem/PLSQL/Pg1.sql</text:p>
      <text:p text:style-name="Standard">1. Debit 2. Credit 3. Show balance Enter your choice: 2</text:p>
      <text:p text:style-name="Standard">old <text:s text:c="2"/>8: choice:=&amp;x;</text:p>
      <text:p text:style-name="Standard">new <text:s text:c="2"/>8: choice:=2;</text:p>
      <text:p text:style-name="Standard">Enter value for acnum: 5684280982</text:p>
      <text:p text:style-name="Standard">old <text:s text:c="2"/>9: acnum:=&amp;acnum;</text:p>
      <text:p text:style-name="Standard">new <text:s text:c="2"/>9: acnum:=5684280982;</text:p>
      <text:p text:style-name="Standard">Enter value for val: 200</text:p>
      <text:p text:style-name="Standard">old <text:s/>10: val:=&amp;val;</text:p>
      <text:p text:style-name="Standard">new <text:s/>10: val:=200;</text:p>
      <text:p text:style-name="Standard">Rs. 200 credited into account successfully!</text:p>
      <text:p text:style-name="Standard">Current account balance: 800</text:p>
      <text:p text:style-name="Standard"/>
      <text:p text:style-name="Standard">PL/SQL procedure successfully completed.</text:p>
      <text:p text:style-name="Standard"/>
      <text:p text:style-name="P4">PART B</text:p>
      <text:p text:style-name="Standard"/>
      <text:p text:style-name="Standard">--&gt;PL/SQL CODE</text:p>
      <text:p text:style-name="Standard"/>
      <text:p text:style-name="Standard">set serveroutput on</text:p>
      <text:p text:style-name="Standard">DECLARE</text:p>
      <text:p text:style-name="Standard">bal number(10);</text:p>
      <text:p text:style-name="Standard">minbal number(10):=500;</text:p>
      <text:p text:style-name="Standard">acnum number(10);</text:p>
      <text:p text:style-name="Standard">BEGIN</text:p>
      <text:p text:style-name="Standard">acnum:=&amp;acnum;</text:p>
      <text:p text:style-name="Standard">select balance into bal from account where acnum=accno;</text:p>
      <text:p text:style-name="Standard">if ((bal-200)&gt;minbal) then</text:p>
      <text:p text:style-name="Standard"><text:tab/>bal:=bal-200;</text:p>
      <text:p text:style-name="Standard"><text:tab/>dbms_output.put_line('Rs. 200 is debited from account number '||acnum||' and new balance is '||bal);</text:p>
      <text:soft-page-break/>
      <text:p text:style-name="Standard"><text:tab/>update account set balance=bal<text:s/>where acnum=accno;</text:p>
      <text:p text:style-name="Standard"><text:tab/>commit;</text:p>
      <text:p text:style-name="Standard">else</text:p>
      <text:p text:style-name="Standard"><text:tab/>dbms_output.put_line('Rs. 200 cannot be debited from account number '||acnum||' since balance is '||bal);</text:p>
      <text:p text:style-name="Standard">end if;</text:p>
      <text:p text:style-name="Standard">END;</text:p>
      <text:p text:style-name="Standard">/</text:p>
      <text:p text:style-name="Standard"/>
      <text:p text:style-name="Standard">--&gt;OUTPUT</text:p>
      <text:p text:style-name="Standard"/>
      <text:p text:style-name="Standard">SQL&gt;<text:s/>select * from account;</text:p>
      <text:p text:style-name="Standard"/>
      <text:p text:style-name="Standard">ACCNO<text:s/><text:tab/>ACCNAME<text:tab/><text:tab/>BALANCE</text:p>
      <text:p text:style-name="Standard">----------<text:s/><text:tab/>--------------------<text:s/><text:tab/>----------</text:p>
      <text:p text:style-name="Standard">5684285671<text:s/><text:tab/>Suku<text:s/><text:tab/><text:tab/><text:s text:c="6"/><text:tab/>4500</text:p>
      <text:p text:style-name="Standard">5684283456<text:s/><text:tab/>Manu<text:s/><text:tab/><text:tab/><text:s text:c="5"/><text:tab/>10000</text:p>
      <text:p text:style-name="Standard">5684287823<text:s/><text:tab/>Dan<text:tab/><text:tab/><text:tab/>3000</text:p>
      <text:p text:style-name="Standard">5684280982<text:s/><text:tab/>Sam<text:tab/><text:tab/><text:tab/>800</text:p>
      <text:p text:style-name="Standard"/>
      <text:p text:style-name="Standard">SQL&gt; @/home/c126/Documents/Sameem/PLSQL/Pg2.sql</text:p>
      <text:p text:style-name="Standard">Enter<text:s/>value for acnum: 5684280982</text:p>
      <text:p text:style-name="Standard">old <text:s text:c="2"/>6: acnum:=&amp;acnum;</text:p>
      <text:p text:style-name="Standard">new <text:s text:c="2"/>6: acnum:=5684280982;</text:p>
      <text:p text:style-name="Standard">Rs. 200 is debited from account number 5684280982 and new balance is 600</text:p>
      <text:p text:style-name="Standard"/>
      <text:p text:style-name="Standard">PL/SQL procedure successfully completed.</text:p>
      <text:p text:style-name="Standard"/>
      <text:p text:style-name="Standard">SQL&gt; @/home/c126/Documents/Sameem/PLSQL/Pg2.sql</text:p>
      <text:p text:style-name="Standard">Enter value<text:s/>for acnum: 5684280982</text:p>
      <text:p text:style-name="Standard">old <text:s text:c="2"/>6: acnum:=&amp;acnum;</text:p>
      <text:p text:style-name="Standard">new <text:s text:c="2"/>6: acnum:=5684280982;</text:p>
      <text:p text:style-name="Standard">Rs. 200 cannot be debited from account number 5684280982 since balance is 600</text:p>
      <text:p text:style-name="Standard"/>
      <text:p text:style-name="Standard">PL/SQL procedure successfully completed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dhu Pillai</dc:creator>
    <meta:creation-date>2021-12-22T13:41:00Z</meta:creation-date>
    <dc:date>2022-12-25T14:50:00Z</dc:date>
    <meta:template xlink:href="Normal" xlink:type="simple"/>
    <meta:editing-cycles>7</meta:editing-cycles>
    <meta:editing-duration>PT1080S</meta:editing-duration>
    <meta:document-statistic meta:page-count="3" meta:paragraph-count="6" meta:word-count="512" meta:character-count="3427" meta:row-count="24" meta:non-whitespace-character-count="2921"/>
  </office:meta>
</office:document-meta>
</file>